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weight="bold" officeooo:rsid="001acc93" officeooo:paragraph-rsid="001acc93" style:font-weight-asian="bold" style:font-weight-complex="bold"/>
    </style:style>
    <style:style style:name="P2" style:family="paragraph" style:parent-style-name="Standard">
      <style:text-properties officeooo:paragraph-rsid="001acc93"/>
    </style:style>
    <style:style style:name="P3" style:family="paragraph" style:parent-style-name="Text_20_body">
      <style:text-properties officeooo:paragraph-rsid="00212bcc"/>
    </style:style>
    <style:style style:name="P4" style:family="paragraph" style:parent-style-name="Text_20_body">
      <style:text-properties officeooo:paragraph-rsid="0041e572"/>
    </style:style>
    <style:style style:name="P5" style:family="paragraph" style:parent-style-name="Text_20_body">
      <style:text-properties officeooo:paragraph-rsid="002545e5"/>
    </style:style>
    <style:style style:name="P6" style:family="paragraph" style:parent-style-name="Standard">
      <style:text-properties fo:font-weight="bold" officeooo:rsid="0035b66d" officeooo:paragraph-rsid="0035b66d" style:font-weight-asian="bold" style:font-weight-complex="bold"/>
    </style:style>
    <style:style style:name="P7" style:family="paragraph" style:parent-style-name="Standard" style:list-style-name="L1">
      <style:text-properties fo:font-weight="bold" officeooo:rsid="003932dc" officeooo:paragraph-rsid="003932dc" style:font-weight-asian="bold" style:font-weight-complex="bold"/>
    </style:style>
    <style:style style:name="P8" style:family="paragraph" style:parent-style-name="Standard">
      <style:text-properties officeooo:paragraph-rsid="003932dc"/>
    </style:style>
    <style:style style:name="P9" style:family="paragraph" style:parent-style-name="Text_20_body">
      <style:text-properties officeooo:paragraph-rsid="00455cc6"/>
    </style:style>
    <style:style style:name="P10" style:family="paragraph" style:parent-style-name="Text_20_body">
      <style:text-properties officeooo:paragraph-rsid="0070c16b"/>
    </style:style>
    <style:style style:name="P11" style:family="paragraph" style:parent-style-name="Text_20_body">
      <style:text-properties officeooo:paragraph-rsid="003932dc"/>
    </style:style>
    <style:style style:name="P12" style:family="paragraph" style:parent-style-name="Text_20_body">
      <style:text-properties officeooo:paragraph-rsid="0079dd6b"/>
    </style:style>
    <style:style style:name="P13" style:family="paragraph" style:parent-style-name="Text_20_body">
      <style:text-properties fo:font-style="italic" officeooo:rsid="00865d3e" officeooo:paragraph-rsid="00865d3e" style:font-style-asian="italic" style:font-style-complex="italic"/>
    </style:style>
    <style:style style:name="P14" style:family="paragraph" style:parent-style-name="Text_20_body" style:list-style-name="L2">
      <style:text-properties fo:font-weight="normal" officeooo:paragraph-rsid="0079dd6b" style:font-weight-asian="normal" style:font-weight-complex="normal"/>
    </style:style>
    <style:style style:name="P15" style:family="paragraph" style:parent-style-name="Text_20_body">
      <style:text-properties fo:font-weight="normal" officeooo:paragraph-rsid="0079dd6b" style:font-weight-asian="normal" style:font-weight-complex="normal"/>
    </style:style>
    <style:style style:name="P16" style:family="paragraph" style:parent-style-name="Text_20_body" style:list-style-name="L3">
      <style:text-properties officeooo:paragraph-rsid="007b0c8b"/>
    </style:style>
    <style:style style:name="P17" style:family="paragraph" style:parent-style-name="Text_20_body" style:list-style-name="L3">
      <style:text-properties officeooo:paragraph-rsid="00800058"/>
    </style:style>
    <style:style style:name="P18" style:family="paragraph" style:parent-style-name="Text_20_body" style:list-style-name="L3">
      <style:text-properties officeooo:paragraph-rsid="007e4aa0"/>
    </style:style>
    <style:style style:name="P19" style:family="paragraph" style:parent-style-name="Standard" style:list-style-name="L4">
      <style:text-properties fo:font-weight="normal" officeooo:rsid="0035b66d" officeooo:paragraph-rsid="0035b66d" style:font-weight-asian="normal" style:font-weight-complex="normal"/>
    </style:style>
    <style:style style:name="P20" style:family="paragraph" style:parent-style-name="Standard" style:list-style-name="L4">
      <style:text-properties officeooo:paragraph-rsid="0079dd6b"/>
    </style:style>
    <style:style style:name="P21" style:family="paragraph" style:parent-style-name="Standard">
      <style:text-properties officeooo:paragraph-rsid="005594a0"/>
    </style:style>
    <style:style style:name="P22" style:family="paragraph" style:parent-style-name="Text_20_body" style:list-style-name="L5">
      <style:text-properties fo:font-variant="normal" fo:text-transform="none" style:font-name="Times New Roman" fo:font-size="12pt" fo:letter-spacing="normal" fo:font-style="normal" fo:font-weight="normal" officeooo:paragraph-rsid="005aa72c" style:font-weight-asian="normal" style:font-weight-complex="normal" loext:padding="0cm" loext:border="none"/>
    </style:style>
    <style:style style:name="P23" style:family="paragraph" style:parent-style-name="Text_20_body">
      <style:text-properties officeooo:paragraph-rsid="005aa72c"/>
    </style:style>
    <style:style style:name="P24" style:family="paragraph" style:parent-style-name="Text_20_body">
      <style:text-properties officeooo:rsid="00d2b0b8" officeooo:paragraph-rsid="00d2b0b8"/>
    </style:style>
    <style:style style:name="P25" style:family="paragraph" style:parent-style-name="Text_20_body" style:list-style-name="L6">
      <style:text-properties officeooo:rsid="006caeb8" officeooo:paragraph-rsid="006caeb8"/>
    </style:style>
    <style:style style:name="P26" style:family="paragraph" style:parent-style-name="Text_20_body">
      <style:text-properties officeooo:paragraph-rsid="00913285"/>
    </style:style>
    <style:style style:name="P27" style:family="paragraph" style:parent-style-name="Text_20_body">
      <style:text-properties fo:font-weight="bold" officeooo:rsid="00742745" officeooo:paragraph-rsid="00742745" style:font-weight-asian="bold" style:font-weight-complex="bold"/>
    </style:style>
    <style:style style:name="P28" style:family="paragraph" style:parent-style-name="Text_20_body" style:list-style-name="L7">
      <style:paragraph-properties fo:margin-top="0cm" fo:margin-bottom="0cm" style:contextual-spacing="false"/>
      <style:text-properties fo:font-variant="normal" fo:text-transform="none" style:font-name="Times New Roman" fo:font-size="12pt" fo:letter-spacing="normal" fo:font-style="normal" fo:font-weight="normal" officeooo:rsid="00742745" officeooo:paragraph-rsid="00826782" loext:padding="0cm" loext:border="none"/>
    </style:style>
    <style:style style:name="P29" style:family="paragraph" style:parent-style-name="Text_20_body">
      <style:paragraph-properties fo:margin-top="0cm" fo:margin-bottom="0cm" style:contextual-spacing="false"/>
      <style:text-properties fo:font-variant="normal" fo:text-transform="none" style:font-name="Times New Roman" fo:font-size="12pt" fo:letter-spacing="normal" fo:font-style="normal" fo:font-weight="normal" officeooo:rsid="00742745" officeooo:paragraph-rsid="00826782" loext:padding="0cm" loext:border="none"/>
    </style:style>
    <style:style style:name="P30" style:family="paragraph" style:parent-style-name="Text_20_body">
      <style:paragraph-properties fo:margin-top="0cm" fo:margin-bottom="0cm" style:contextual-spacing="false"/>
      <style:text-properties officeooo:paragraph-rsid="00931dda"/>
    </style:style>
    <style:style style:name="P31" style:family="paragraph" style:parent-style-name="Text_20_body" style:list-style-name="L7">
      <style:paragraph-properties fo:margin-top="0cm" fo:margin-bottom="0cm" style:contextual-spacing="false"/>
      <style:text-properties fo:font-variant="normal" fo:text-transform="none" style:font-name="Times New Roman" fo:font-size="12pt" fo:letter-spacing="normal" fo:font-style="normal" fo:font-weight="normal" officeooo:paragraph-rsid="00826782" loext:padding="0cm" loext:border="none"/>
    </style:style>
    <style:style style:name="P32" style:family="paragraph" style:parent-style-name="Text_20_body">
      <style:paragraph-properties fo:margin-top="0cm" fo:margin-bottom="0cm" style:contextual-spacing="false"/>
      <style:text-properties fo:font-variant="normal" fo:text-transform="none" style:font-name="Times New Roman" fo:font-size="12pt" fo:letter-spacing="normal" fo:font-style="normal" fo:font-weight="normal" officeooo:paragraph-rsid="00826782" loext:padding="0cm" loext:border="none"/>
    </style:style>
    <style:style style:name="P33" style:family="paragraph" style:parent-style-name="Text_20_body" style:list-style-name="L8">
      <style:paragraph-properties fo:margin-top="0cm" fo:margin-bottom="0cm" style:contextual-spacing="false"/>
      <style:text-properties fo:font-variant="normal" fo:text-transform="none" style:font-name="Times New Roman" fo:font-size="12pt" fo:letter-spacing="normal" fo:font-style="normal" fo:font-weight="normal" officeooo:paragraph-rsid="00833c0f" loext:padding="0cm" loext:border="none"/>
    </style:style>
    <style:style style:name="P34" style:family="paragraph" style:parent-style-name="Text_20_body">
      <style:paragraph-properties fo:margin-top="0cm" fo:margin-bottom="0cm" style:contextual-spacing="false"/>
      <style:text-properties officeooo:paragraph-rsid="00a2f9ba"/>
    </style:style>
    <style:style style:name="P35" style:family="paragraph" style:parent-style-name="Text_20_body">
      <style:paragraph-properties fo:margin-top="0cm" fo:margin-bottom="0cm" style:contextual-spacing="false"/>
      <style:text-properties officeooo:paragraph-rsid="00833c0f"/>
    </style:style>
    <style:style style:name="P36" style:family="paragraph" style:parent-style-name="Text_20_body">
      <style:paragraph-properties fo:margin-top="0cm" fo:margin-bottom="0cm" style:contextual-spacing="false"/>
      <style:text-properties fo:font-variant="normal" fo:text-transform="none" style:font-name="Times New Roman" fo:font-size="12pt" fo:letter-spacing="normal" fo:font-style="normal" fo:font-weight="normal" officeooo:paragraph-rsid="00b41ba3" loext:padding="0cm" loext:border="none"/>
    </style:style>
    <style:style style:name="P37" style:family="paragraph" style:parent-style-name="Text_20_body">
      <style:paragraph-properties fo:margin-top="0cm" fo:margin-bottom="0cm" style:contextual-spacing="false"/>
      <style:text-properties fo:font-variant="normal" fo:text-transform="none" style:font-name="Times New Roman" fo:font-size="12pt" fo:letter-spacing="normal" fo:font-style="normal" fo:font-weight="normal" officeooo:paragraph-rsid="00833c0f" loext:padding="0cm" loext:border="none"/>
    </style:style>
    <style:style style:name="P38" style:family="paragraph" style:parent-style-name="Text_20_body">
      <style:text-properties officeooo:paragraph-rsid="00742745"/>
    </style:style>
    <style:style style:name="P39" style:family="paragraph" style:parent-style-name="Text_20_body">
      <style:text-properties style:font-name="Times New Roman" fo:font-weight="normal" officeooo:rsid="00742745" officeooo:paragraph-rsid="00742745" style:font-weight-asian="normal" style:font-weight-complex="normal"/>
    </style:style>
    <style:style style:name="P40" style:family="paragraph" style:parent-style-name="Text_20_body">
      <style:text-properties officeooo:paragraph-rsid="00c0c563"/>
    </style:style>
    <style:style style:name="T1" style:family="text">
      <style:text-properties officeooo:rsid="002c76f7"/>
    </style:style>
    <style:style style:name="T2" style:family="text">
      <style:text-properties officeooo:rsid="00212bcc"/>
    </style:style>
    <style:style style:name="T3" style:family="text">
      <style:text-properties officeooo:rsid="002242bd"/>
    </style:style>
    <style:style style:name="T4" style:family="text">
      <style:text-properties officeooo:rsid="0039cef6"/>
    </style:style>
    <style:style style:name="T5" style:family="text">
      <style:text-properties officeooo:rsid="0033b547"/>
    </style:style>
    <style:style style:name="T6" style:family="text">
      <style:text-properties fo:font-weight="bold" officeooo:rsid="00341701" style:font-weight-asian="bold" style:font-weight-complex="bold"/>
    </style:style>
    <style:style style:name="T7" style:family="text">
      <style:text-properties officeooo:rsid="0041e572"/>
    </style:style>
    <style:style style:name="T8" style:family="text">
      <style:text-properties officeooo:rsid="003b5216"/>
    </style:style>
    <style:style style:name="T9" style:family="text">
      <style:text-properties officeooo:rsid="00341701"/>
    </style:style>
    <style:style style:name="T10" style:family="text">
      <style:text-properties fo:font-style="italic" officeooo:rsid="00341701" style:font-style-asian="italic" style:font-style-complex="italic"/>
    </style:style>
    <style:style style:name="T11" style:family="text">
      <style:text-properties fo:font-weight="normal" style:font-weight-asian="normal" style:font-weight-complex="normal"/>
    </style:style>
    <style:style style:name="T12" style:family="text">
      <style:text-properties fo:font-style="normal" officeooo:rsid="0030059e" style:font-style-asian="normal" style:font-style-complex="normal"/>
    </style:style>
    <style:style style:name="T13" style:family="text">
      <style:text-properties fo:font-style="normal" officeooo:rsid="00212bcc" style:font-style-asian="normal" style:font-style-complex="normal"/>
    </style:style>
    <style:style style:name="T14" style:family="text">
      <style:text-properties fo:font-style="normal" officeooo:rsid="001f24c0" style:font-style-asian="normal" style:font-style-complex="normal"/>
    </style:style>
    <style:style style:name="T15" style:family="text">
      <style:text-properties officeooo:rsid="0030059e"/>
    </style:style>
    <style:style style:name="T16" style:family="text">
      <style:text-properties officeooo:rsid="001ffed1"/>
    </style:style>
    <style:style style:name="T17" style:family="text">
      <style:text-properties officeooo:rsid="001f24c0"/>
    </style:style>
    <style:style style:name="T18" style:family="text">
      <style:text-properties fo:font-style="normal" fo:font-weight="bold" officeooo:rsid="00341701" style:font-style-asian="normal" style:font-weight-asian="bold" style:font-style-complex="normal" style:font-weight-complex="bold"/>
    </style:style>
    <style:style style:name="T19" style:family="text">
      <style:text-properties officeooo:rsid="00261df7"/>
    </style:style>
    <style:style style:name="T20" style:family="text">
      <style:text-properties officeooo:rsid="002720c7"/>
    </style:style>
    <style:style style:name="T21" style:family="text">
      <style:text-properties officeooo:rsid="0070c16b"/>
    </style:style>
    <style:style style:name="T22" style:family="text">
      <style:text-properties officeooo:rsid="0027d5b5"/>
    </style:style>
    <style:style style:name="T23" style:family="text">
      <style:text-properties officeooo:rsid="0029de81"/>
    </style:style>
    <style:style style:name="T24" style:family="text">
      <style:text-properties officeooo:rsid="00313872"/>
    </style:style>
    <style:style style:name="T25" style:family="text">
      <style:text-properties officeooo:rsid="002a0c42"/>
    </style:style>
    <style:style style:name="T26" style:family="text">
      <style:text-properties officeooo:rsid="0037097c"/>
    </style:style>
    <style:style style:name="T27" style:family="text">
      <style:text-properties officeooo:rsid="002a98eb"/>
    </style:style>
    <style:style style:name="T28" style:family="text">
      <style:text-properties officeooo:rsid="0038e812"/>
    </style:style>
    <style:style style:name="T29" style:family="text">
      <style:text-properties officeooo:rsid="003d635c"/>
    </style:style>
    <style:style style:name="T30" style:family="text">
      <style:text-properties officeooo:rsid="006d9fb7"/>
    </style:style>
    <style:style style:name="T31" style:family="text">
      <style:text-properties officeooo:rsid="003bdeba"/>
    </style:style>
    <style:style style:name="T32" style:family="text">
      <style:text-properties fo:font-weight="bold" style:font-weight-asian="bold" style:font-weight-complex="bold"/>
    </style:style>
    <style:style style:name="T33" style:family="text">
      <style:text-properties fo:font-variant="normal" fo:text-transform="none" style:font-name="Times New Roman" fo:font-size="12pt" fo:letter-spacing="normal" fo:font-style="normal" officeooo:rsid="00341701" loext:padding="0cm" loext:border="none"/>
    </style:style>
    <style:style style:name="T34" style:family="text">
      <style:text-properties fo:font-variant="normal" fo:text-transform="none" style:font-name="Times New Roman" fo:font-size="12pt" fo:letter-spacing="normal" fo:font-style="normal" officeooo:rsid="0079dd6b" loext:padding="0cm" loext:border="none"/>
    </style:style>
    <style:style style:name="T35" style:family="text">
      <style:text-properties fo:font-variant="normal" fo:text-transform="none" style:font-name="Times New Roman" fo:font-size="12pt" fo:letter-spacing="normal" fo:font-style="normal" officeooo:rsid="00865d3e" loext:padding="0cm" loext:border="none"/>
    </style:style>
    <style:style style:name="T36" style:family="text">
      <style:text-properties fo:font-variant="normal" fo:text-transform="none" style:font-name="Times New Roman" fo:font-size="12pt" fo:letter-spacing="normal" fo:font-style="normal" fo:font-weight="normal" officeooo:rsid="0079dd6b" style:font-weight-asian="normal" style:font-weight-complex="normal" loext:padding="0cm" loext:border="none"/>
    </style:style>
    <style:style style:name="T37" style:family="text">
      <style:text-properties fo:font-variant="normal" fo:text-transform="none" style:font-name="Times New Roman" fo:font-size="12pt" fo:letter-spacing="normal" fo:font-style="normal" fo:font-weight="normal" officeooo:rsid="007b0c8b" style:font-weight-asian="normal" style:font-weight-complex="normal" loext:padding="0cm" loext:border="none"/>
    </style:style>
    <style:style style:name="T38" style:family="text">
      <style:text-properties fo:font-weight="normal" officeooo:rsid="00800058" style:font-weight-asian="normal" style:font-weight-complex="normal"/>
    </style:style>
    <style:style style:name="T39" style:family="text">
      <style:text-properties officeooo:rsid="00800058"/>
    </style:style>
    <style:style style:name="T40" style:family="text">
      <style:text-properties officeooo:rsid="007c3f6d"/>
    </style:style>
    <style:style style:name="T41" style:family="text">
      <style:text-properties officeooo:rsid="00c4083f"/>
    </style:style>
    <style:style style:name="T42" style:family="text">
      <style:text-properties fo:font-weight="normal" officeooo:rsid="007e4aa0" style:font-weight-asian="normal" style:font-weight-complex="normal"/>
    </style:style>
    <style:style style:name="T43" style:family="text">
      <style:text-properties fo:font-weight="normal" officeooo:rsid="00c513e9" style:font-weight-asian="normal" style:font-weight-complex="normal"/>
    </style:style>
    <style:style style:name="T44" style:family="text">
      <style:text-properties officeooo:rsid="007e4aa0"/>
    </style:style>
    <style:style style:name="T45" style:family="text">
      <style:text-properties fo:font-weight="normal" officeooo:rsid="005594a0" style:font-weight-asian="normal" style:font-weight-complex="normal"/>
    </style:style>
    <style:style style:name="T46" style:family="text">
      <style:text-properties fo:font-weight="normal" officeooo:rsid="00583729" style:font-weight-asian="normal" style:font-weight-complex="normal"/>
    </style:style>
    <style:style style:name="T47" style:family="text">
      <style:text-properties fo:font-weight="normal" officeooo:rsid="0064fc7f" style:font-weight-asian="normal" style:font-weight-complex="normal"/>
    </style:style>
    <style:style style:name="T48" style:family="text">
      <style:text-properties fo:font-weight="bold" officeooo:rsid="00583729" style:font-weight-asian="bold" style:font-weight-complex="bold"/>
    </style:style>
    <style:style style:name="T49" style:family="text">
      <style:text-properties fo:font-weight="normal" officeooo:rsid="0050d521" style:font-weight-asian="normal" style:font-weight-complex="normal"/>
    </style:style>
    <style:style style:name="T50" style:family="text">
      <style:text-properties fo:font-variant="normal" fo:text-transform="none" style:font-name="Times New Roman" fo:font-size="12pt" fo:letter-spacing="normal" fo:font-style="normal" fo:font-weight="normal" officeooo:rsid="0035b66d" style:font-weight-asian="normal" style:font-weight-complex="normal" loext:padding="0cm" loext:border="none"/>
    </style:style>
    <style:style style:name="T51" style:family="text">
      <style:text-properties fo:font-variant="normal" fo:text-transform="none" style:font-name="Times New Roman" fo:font-size="12pt" fo:letter-spacing="normal" fo:font-style="normal" fo:font-weight="normal" officeooo:rsid="0050d521" style:font-weight-asian="normal" style:font-weight-complex="normal" loext:padding="0cm" loext:border="none"/>
    </style:style>
    <style:style style:name="T52" style:family="text">
      <style:text-properties fo:font-variant="normal" fo:text-transform="none" style:font-name="Times New Roman" fo:font-size="12pt" fo:letter-spacing="normal" fo:font-style="normal" fo:font-weight="normal" officeooo:rsid="00689b5a" style:font-weight-asian="normal" style:font-weight-complex="normal" loext:padding="0cm" loext:border="none"/>
    </style:style>
    <style:style style:name="T53" style:family="text">
      <style:text-properties fo:font-weight="normal" officeooo:rsid="0066ac2a" style:font-weight-asian="normal" style:font-weight-complex="normal"/>
    </style:style>
    <style:style style:name="T54" style:family="text">
      <style:text-properties fo:font-weight="bold" officeooo:rsid="0066ac2a" style:font-weight-asian="bold" style:font-weight-complex="bold"/>
    </style:style>
    <style:style style:name="T55" style:family="text">
      <style:text-properties fo:font-weight="normal" officeooo:rsid="00689b5a" style:font-weight-asian="normal" style:font-weight-complex="normal"/>
    </style:style>
    <style:style style:name="T56" style:family="text">
      <style:text-properties officeooo:rsid="00c78bee"/>
    </style:style>
    <style:style style:name="T57" style:family="text">
      <style:text-properties fo:font-weight="bold" officeooo:rsid="00c78bee" style:font-weight-asian="bold" style:font-weight-complex="bold"/>
    </style:style>
    <style:style style:name="T58" style:family="text">
      <style:text-properties style:font-name="Times New Roman" fo:font-weight="normal" style:font-weight-asian="normal" style:font-weight-complex="normal"/>
    </style:style>
    <style:style style:name="T59" style:family="text">
      <style:text-properties style:font-name="Times New Roman" fo:font-size="12pt" officeooo:rsid="0075b017" loext:padding="0cm" loext:border="none"/>
    </style:style>
    <style:style style:name="T60" style:family="text">
      <style:text-properties style:font-name="Times New Roman" fo:font-size="12pt" officeooo:rsid="005c90c9" loext:padding="0cm" loext:border="none"/>
    </style:style>
    <style:style style:name="T61" style:family="text">
      <style:text-properties style:font-name="Times New Roman" fo:font-size="12pt" officeooo:rsid="0088ec42" loext:padding="0cm" loext:border="none"/>
    </style:style>
    <style:style style:name="T62" style:family="text">
      <style:text-properties style:font-name="Times New Roman" fo:font-size="12pt" fo:font-weight="bold" officeooo:rsid="005c90c9" style:font-weight-asian="bold" style:font-weight-complex="bold" loext:padding="0cm" loext:border="none"/>
    </style:style>
    <style:style style:name="T63" style:family="text">
      <style:text-properties style:font-name="Times New Roman" fo:font-size="12pt" fo:font-weight="bold" style:font-weight-asian="bold" style:font-weight-complex="bold" loext:padding="0cm" loext:border="none"/>
    </style:style>
    <style:style style:name="T64" style:family="text">
      <style:text-properties style:font-name="Times New Roman" fo:font-size="12pt" loext:padding="0cm" loext:border="none"/>
    </style:style>
    <style:style style:name="T65" style:family="text">
      <style:text-properties style:font-name="Times New Roman" fo:font-size="12pt" officeooo:rsid="005db8b7" loext:padding="0cm" loext:border="none"/>
    </style:style>
    <style:style style:name="T66" style:family="text">
      <style:text-properties style:font-name="Times New Roman" fo:font-size="12pt" officeooo:rsid="005e2300" loext:padding="0cm" loext:border="none"/>
    </style:style>
    <style:style style:name="T67" style:family="text">
      <style:text-properties style:font-name="Times New Roman" fo:font-size="12pt" officeooo:rsid="00cf570f" loext:padding="0cm" loext:border="none"/>
    </style:style>
    <style:style style:name="T68" style:family="text">
      <style:text-properties style:font-name="Times New Roman" fo:font-size="12pt" officeooo:rsid="005fddf4" loext:padding="0cm" loext:border="none"/>
    </style:style>
    <style:style style:name="T69" style:family="text">
      <style:text-properties style:font-name="Times New Roman" fo:font-size="12pt" officeooo:rsid="008a6f1a" loext:padding="0cm" loext:border="none"/>
    </style:style>
    <style:style style:name="T70" style:family="text">
      <style:text-properties style:font-name="Times New Roman" fo:font-size="12pt" fo:font-weight="bold" officeooo:rsid="005fddf4" style:font-weight-asian="bold" style:font-weight-complex="bold" loext:padding="0cm" loext:border="none"/>
    </style:style>
    <style:style style:name="T71" style:family="text">
      <style:text-properties style:font-name="Times New Roman" fo:font-size="12pt" fo:font-weight="normal" officeooo:rsid="00d0fa1e" style:font-weight-asian="normal" style:font-weight-complex="normal" loext:padding="0cm" loext:border="none"/>
    </style:style>
    <style:style style:name="T72" style:family="text">
      <style:text-properties style:font-name="Times New Roman" fo:font-size="12pt" fo:font-weight="bold" officeooo:rsid="00d0fa1e" style:font-weight-asian="bold" style:font-weight-complex="bold" loext:padding="0cm" loext:border="none"/>
    </style:style>
    <style:style style:name="T73" style:family="text">
      <style:text-properties officeooo:rsid="0071434e"/>
    </style:style>
    <style:style style:name="T74" style:family="text">
      <style:text-properties officeooo:rsid="008f8eb8"/>
    </style:style>
    <style:style style:name="T75" style:family="text">
      <style:text-properties fo:font-weight="bold" officeooo:rsid="0071434e" style:font-weight-asian="bold" style:font-weight-complex="bold"/>
    </style:style>
    <style:style style:name="T76" style:family="text">
      <style:text-properties officeooo:rsid="00913285"/>
    </style:style>
    <style:style style:name="T77" style:family="text">
      <style:text-properties fo:font-variant="normal" fo:text-transform="none" style:font-name="Times New Roman" fo:font-size="12pt" fo:letter-spacing="normal" fo:font-style="normal" fo:font-weight="normal"/>
    </style:style>
    <style:style style:name="T78" style:family="text">
      <style:text-properties officeooo:rsid="00cb8da5"/>
    </style:style>
    <style:style style:name="T79" style:family="text">
      <style:text-properties fo:font-variant="normal" fo:text-transform="none" style:font-name="Times New Roman" fo:font-size="12pt" fo:letter-spacing="normal" fo:font-style="normal" fo:font-weight="normal" officeooo:rsid="00931dda" loext:padding="0cm" loext:border="none"/>
    </style:style>
    <style:style style:name="T80" style:family="text">
      <style:text-properties officeooo:rsid="00939354"/>
    </style:style>
    <style:style style:name="T81" style:family="text">
      <style:text-properties officeooo:rsid="0095e855"/>
    </style:style>
    <style:style style:name="T82" style:family="text">
      <style:text-properties officeooo:rsid="00966c31"/>
    </style:style>
    <style:style style:name="T83" style:family="text">
      <style:text-properties officeooo:rsid="00968f90"/>
    </style:style>
    <style:style style:name="T84" style:family="text">
      <style:text-properties officeooo:rsid="009b0d6f"/>
    </style:style>
    <style:style style:name="T85" style:family="text">
      <style:text-properties officeooo:rsid="009c8a54"/>
    </style:style>
    <style:style style:name="T86" style:family="text">
      <style:text-properties officeooo:rsid="009f6dd7"/>
    </style:style>
    <style:style style:name="T87" style:family="text">
      <style:text-properties officeooo:rsid="00a2ed5e"/>
    </style:style>
    <style:style style:name="T88" style:family="text">
      <style:text-properties fo:font-variant="normal" fo:text-transform="none" style:font-name="Times New Roman" fo:font-size="12pt" fo:letter-spacing="normal" fo:font-style="normal" fo:font-weight="normal" officeooo:rsid="00a2f9ba" loext:padding="0cm" loext:border="none"/>
    </style:style>
    <style:style style:name="T89" style:family="text">
      <style:text-properties fo:font-variant="normal" fo:text-transform="none" style:font-name="Times New Roman" fo:font-size="12pt" fo:letter-spacing="normal" fo:font-style="normal" fo:font-weight="normal" officeooo:rsid="00a4aec2" loext:padding="0cm" loext:border="none"/>
    </style:style>
    <style:style style:name="T90" style:family="text">
      <style:text-properties fo:font-variant="normal" fo:text-transform="none" style:font-name="Times New Roman" fo:font-size="12pt" fo:letter-spacing="normal" fo:font-style="normal" fo:font-weight="normal" officeooo:rsid="00a85a6d" loext:padding="0cm" loext:border="none"/>
    </style:style>
    <style:style style:name="T91" style:family="text">
      <style:text-properties officeooo:rsid="00a58e93"/>
    </style:style>
    <style:style style:name="T92" style:family="text">
      <style:text-properties officeooo:rsid="00ad69bc"/>
    </style:style>
    <style:style style:name="T93" style:family="text">
      <style:text-properties officeooo:rsid="00ad9295"/>
    </style:style>
    <style:style style:name="T94" style:family="text">
      <style:text-properties officeooo:rsid="00af8857"/>
    </style:style>
    <style:style style:name="T95" style:family="text">
      <style:text-properties officeooo:rsid="00b17a4a"/>
    </style:style>
    <style:style style:name="T96" style:family="text">
      <style:text-properties officeooo:rsid="00ab2749"/>
    </style:style>
    <style:style style:name="T97" style:family="text">
      <style:text-properties fo:font-variant="normal" fo:text-transform="none" style:font-name="Times New Roman" fo:font-size="12pt" fo:letter-spacing="normal" fo:font-style="normal" fo:font-weight="normal" loext:padding="0cm" loext:border="none"/>
    </style:style>
    <style:style style:name="T98" style:family="text">
      <style:text-properties fo:font-variant="normal" fo:text-transform="none" style:font-name="Times New Roman" fo:font-size="12pt" fo:letter-spacing="normal" fo:font-style="normal" fo:font-weight="normal" officeooo:rsid="00b41ec0" loext:padding="0cm" loext:border="none"/>
    </style:style>
    <style:style style:name="T99" style:family="text">
      <style:text-properties officeooo:rsid="00b8dc18"/>
    </style:style>
    <style:style style:name="T100" style:family="text">
      <style:text-properties officeooo:rsid="00b95b34"/>
    </style:style>
    <style:style style:name="T101" style:family="text">
      <style:text-properties style:font-name="Times New Roman" fo:font-weight="bold" officeooo:rsid="00742745" style:font-weight-asian="bold" style:font-weight-complex="bold"/>
    </style:style>
    <style:style style:name="T102" style:family="text">
      <style:text-properties officeooo:rsid="00bd5eae"/>
    </style:style>
    <style:style style:name="T103" style:family="text">
      <style:text-properties officeooo:rsid="00bb490c"/>
    </style:style>
    <style:style style:name="T104" style:family="text">
      <style:text-properties officeooo:rsid="00bed3f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3"><text:span text:style-name="T1">Yanis</text:span><text:span text:style-name="T2"> : </text:span>Bonjour à tous, merci d’être présents. <text:span text:style-name="T2">Moi c’est Yanis </text:span></text:p>
      <text:p text:style-name="P3"><text:span text:style-name="T1">Ines</text:span><text:span text:style-name="T2"> : et moi c’est Ines.</text:span></text:p>
      <text:p text:style-name="P4"><text:span text:style-name="T1">Yanis</text:span><text:span text:style-name="T3"> : </text:span>Nous allons vous présenter aujourd’hui le métier de <text:span text:style-name="T4">dev ops</text:span>, un rôle <text:span text:style-name="T5">crucial</text:span> dans <text:span text:style-name="T5">l’</text:span>informatique. <text:span text:style-name="T6">SLIDE. </text:span><text:span text:style-name="T4">Pour cela</text:span><text:span text:style-name="T5"> on va vous montrer pourquoi ce métier est essentiel. </text:span><text:span text:style-name="T7">Donc, on va </text:span><text:span text:style-name="T5">aborder </text:span><text:span text:style-name="T4">ses</text:span><text:span text:style-name="T5"> compétences, </text:span><text:span text:style-name="T4">ses</text:span><text:span text:style-name="T5"> qualités, </text:span><text:span text:style-name="T4">ses</text:span><text:span text:style-name="T5"> débouchés, </text:span><text:span text:style-name="T8">ses missions, son environnement de travail</text:span><text:span text:style-name="T5"> </text:span><text:span text:style-name="T9">*</text:span><text:span text:style-name="T10">lit le tableau</text:span><text:span text:style-name="T9">* </text:span><text:span text:style-name="T6">SLIDE</text:span></text:p>
      <text:p text:style-name="P5"/>
      <text:p text:style-name="P6">PARTIE I</text:p>
      <text:list text:style-name="L1">
        <text:list-item>
          <text:p text:style-name="P7"><text:span text:style-name="T11">Vulgarisation</text:span> </text:p>
        </text:list-item>
      </text:list>
      <text:p text:style-name="P8"><text:span text:style-name="Emphasis"/></text:p>
      <text:p text:style-name="P9"><text:span text:style-name="Emphasis"><text:span text:style-name="T12">Yanis : Avant de commencer, une petite question : est-ce que quelqu’un dans la salle sait précisément ce qu’est un </text:span></text:span><text:span text:style-name="Emphasis"><text:span text:style-name="T13">dev ops</text:span></text:span><text:span text:style-name="Emphasis"><text:span text:style-name="T12"> ? N’hésitez pas à lever la main ou proposer une définition </text:span></text:span><text:span text:style-name="Emphasis"><text:span text:style-name="T14">*</text:span></text:span><text:span text:style-name="Emphasis"><text:span text:style-name="T15">laisse les </text:span></text:span><text:span text:style-name="Emphasis"><text:span text:style-name="T16">autres</text:span></text:span><text:span text:style-name="Emphasis"><text:span text:style-name="T15"> répondr</text:span></text:span><text:span text:style-name="Emphasis"><text:span text:style-name="T17">e* </text:span></text:span><text:span text:style-name="Emphasis"><text:span text:style-name="T18">SLIDE</text:span></text:span></text:p>
      <text:p text:style-name="P10">Pour expliquer simplement, le <text:span text:style-name="T19">dev ops</text:span>, c’est un peu l<text:span text:style-name="T20">e lien entre les développeurs </text:span><text:span text:style-name="T21">et l’</text:span><text:span text:style-name="T22">efficacité</text:span><text:span text:style-name="T20"> d’un projet. </text:span>Imaginez un restaurant. Les développeurs, ce sont les chefs qui préparent les plats, et le <text:span text:style-name="T19">dev ops</text:span>, c’es<text:span text:style-name="T23">t celui</text:span> qui <text:span text:style-name="T23">vérifie</text:span> que tout <text:span text:style-name="T23">se passe bien</text:span> en <text:span text:style-name="T23">cuisine. Par exemple que </text:span>les <text:span text:style-name="T23">plats sont </text:span><text:span text:style-name="T8">bien cuisinés/ont une bonne cuisson</text:span>, <text:span text:style-name="T8">qque </text:span>les commandes arrivent à l’heure, et <text:span text:style-name="T23">que </text:span>les clients repartent satisfaits.</text:p>
      <text:p text:style-name="P11"><text:span text:style-name="T15">Ines</text:span><text:span text:style-name="T23"> : </text:span>En fait, on a tous un petit côté <text:span text:style-name="T23">dev ops</text:span> dans nos vies ! Par exemple, <text:span text:style-name="T23">quand</text:span> <text:span text:style-name="T24">on</text:span> organise un événement et qu’<text:span text:style-name="T24">on</text:span> assure à la fois l’<text:span text:style-name="T25">organisation</text:span> et <text:span text:style-name="T26">la coordination</text:span><text:span text:style-name="T27"> </text:span><text:span text:style-name="T28">d</text:span><text:span text:style-name="T27">es</text:span> <text:span text:style-name="T28">participants</text:span>, <text:span text:style-name="T24">on</text:span> agi<text:span text:style-name="T24">t</text:span> comme un <text:span text:style-name="T23">dev ops</text:span>. </text:p>
      <text:p text:style-name="P12"><text:span text:style-name="T29">Yanis : </text:span><text:span text:style-name="T30">Plus formellement</text:span>, un <text:span text:style-name="T31">dev ops</text:span>, c’est celui qui garantit que le code produit par les développeurs fonctionne correctement. Il construit des pipelines pour tester, sécuriser et déployer le code, un peu comme si vous vérifiiez qu’un colis est bien emballé, expédié et livré à destination. <text:s/><text:span text:style-name="T6">SLIDE</text:span></text:p>
      <text:p text:style-name="P13"><text:span text:style-name="T6">V</text:span><text:span text:style-name="T32">oyons ensemble les critères primordiaux pour étre un bon dev ops</text:span></text:p>
      <text:list text:style-name="L2">
        <text:list-item>
          <text:p text:style-name="P14"><text:span text:style-name="T33">C</text:span><text:span text:style-name="T34">ompétences</text:span></text:p>
        </text:list-item>
      </text:list>
      <text:p text:style-name="P15"><text:span text:style-name="T35">Alors, déjà,</text:span><text:span text:style-name="T34"> il est essentiel de maîtriser certaines compétences techniques.</text:span></text:p>
      <text:list text:style-name="L3">
        <text:list-item>
          <text:list>
            <text:list-item>
              <text:p text:style-name="P16"><text:span text:style-name="T36">D’abord, il y a la </text:span><text:span text:style-name="Strong_20_Emphasis"><text:span text:style-name="T34">gestion des pipelines CI/CD</text:span></text:span><text:span text:style-name="T36">. Ça consiste à automatiser les tests et les déploiements du code </text:span><text:span text:style-name="T37">et l</text:span><text:span text:style-name="T36">’objectif </text:span><text:span text:style-name="T37">est de s’</text:span><text:span text:style-name="T36">assurer que chaque modification apportée par les développeurs est bien testée et fonctionne correctement avant d’être mise en ligne.</text:span></text:p>
            </text:list-item>
            <text:list-item>
              <text:p text:style-name="P17">Ensuite, il y a le <text:span text:style-name="Strong_20_Emphasis">cloud computing. </text:span><text:span text:style-name="Strong_20_Emphasis"><text:span text:style-name="T38">C’est</text:span></text:span><text:span text:style-name="Strong_20_Emphasis"><text:span text:style-name="T39"> </text:span></text:span>des plateformes comme A<text:span text:style-name="T40">mazon Web Services</text:span>, Azure ou Google Cloud <text:span text:style-name="T39">qui sont utilisés par</text:span> de nombreuses entreprises. Un DevOps doit <text:span text:style-name="T40">donc </text:span>savoir gérer ces <text:span text:style-name="T40">outils</text:span> pour garantir leur performance et leur sécurité.</text:p>
            </text:list-item>
            <text:list-item>
              <text:p text:style-name="P18">Enfin, la <text:span text:style-name="Strong_20_Emphasis">conteneurisation </text:span><text:span text:style-name="Strong_20_Emphasis"><text:span text:style-name="T41">des applications</text:span></text:span><text:span text:style-name="Strong_20_Emphasis"> </text:span><text:span text:style-name="Strong_20_Emphasis"><text:span text:style-name="T42">qui compren</text:span></text:span><text:span text:style-name="Strong_20_Emphasis"><text:span text:style-name="T43">d</text:span></text:span><text:span text:style-name="Strong_20_Emphasis"><text:span text:style-name="T42"> d</text:span></text:span>es outils comme Docker et Kubernetes. <text:span text:style-name="T44">Ce sont des outils qui </text:span>permettent de déployer des applications dans des environnements stables et reproductibles. Ça évite les fameux : 'Ça marche sur mon ordinateur, mais pas sur le serveur !’</text:p>
            </text:list-item>
          </text:list>
        </text:list-item>
      </text:list>
      <text:list text:style-name="L4">
        <text:list-item>
          <text:p text:style-name="P19"><text:soft-page-break/>Qualités</text:p>
          <text:list>
            <text:list-item>
              <text:p text:style-name="P20"><text:span text:style-name="T45">En </text:span><text:span text:style-name="T46">terme de qualité, un bon </text:span><text:span text:style-name="T47">dev ops</text:span><text:span text:style-name="T46"> doit être </text:span><text:span text:style-name="T48">rigoureux</text:span><text:span text:style-name="T46">, notamment pour éviter des erreurs comme des mauvais noms de fichiers </text:span><text:span text:style-name="T49">en </text:span><text:span text:style-name="T50">v</text:span><text:span text:style-name="T51">é</text:span><text:span text:style-name="T50">rifi</text:span><text:span text:style-name="T51">ant</text:span><text:span text:style-name="T50"> les longueurs de</text:span><text:span text:style-name="T51">s</text:span><text:span text:style-name="T50"> </text:span><text:span text:style-name="T51">titres donnés à chaque modification </text:span><text:span text:style-name="T52">apportée par un</text:span><text:span text:style-name="T51"> développeur </text:span><text:span text:style-name="T52">et</text:span><text:span text:style-name="T51"> en faisant</text:span><text:span text:style-name="T50"> en sorte que le projet soit le plus carré possible. </text:span></text:p>
            </text:list-item>
            <text:list-item>
              <text:p text:style-name="P20"><text:span text:style-name="T46">Il doit aussi </text:span><text:span text:style-name="T53">savoir bien </text:span><text:span text:style-name="T54">communiquer</text:span><text:span text:style-name="T53"> </text:span><text:span text:style-name="T55">et faire preuve d’adaptabilité</text:span><text:span text:style-name="T46">, car il travaille avec plusieurs équipes, </text:span><text:span text:style-name="T55">composées principalement de </text:span><text:span text:style-name="T46"><text:s/>développeurs et </text:span><text:span text:style-name="T55">de</text:span><text:span text:style-name="T46"> chefs de projet.</text:span> </text:p>
            </text:list-item>
            <text:list-item>
              <text:p text:style-name="P20">Les outils et méthodes évoluent constamment, et il faut être capable de <text:span text:style-name="T56">rester </text:span><text:span text:style-name="T57">attentif</text:span><text:span text:style-name="T56"> aux</text:span> changements pour rester efficace.</text:p>
            </text:list-item>
          </text:list>
        </text:list-item>
      </text:list>
      <text:p text:style-name="P21"><text:span text:style-name="T58"/></text:p>
      <text:list text:style-name="L5">
        <text:list-item>
          <text:p text:style-name="P22">Outils et Missions : </text:p>
        </text:list-item>
      </text:list>
      <text:p text:style-name="P23"><text:span text:style-name="T59">En parlant d’outils, l</text:span><text:span text:style-name="T60">es outils du dev ops sont </text:span><text:span text:style-name="T61">principalement</text:span><text:span text:style-name="T60"> des</text:span><text:span text:style-name="T62"> f</text:span><text:span text:style-name="T63">ichiers de configuration</text:span><text:span text:style-name="T64"> </text:span><text:span text:style-name="T65">(</text:span><text:span text:style-name="T64">.yml</text:span><text:span text:style-name="T65">)</text:span><text:span text:style-name="T64"> à analyser </text:span><text:span text:style-name="T66">et </text:span><text:span text:style-name="T64">pas forc</text:span><text:span text:style-name="T66">é</text:span><text:span text:style-name="T64">ment de</text:span><text:span text:style-name="T67">s</text:span><text:span text:style-name="T64"> langages, </text:span><text:span text:style-name="T68">comme </text:span><text:span text:style-name="T61">beaucoup peuvent le penser</text:span><text:span text:style-name="T68">. </text:span><text:span text:style-name="T69">O</text:span><text:span text:style-name="T68">n retrouve </text:span><text:span text:style-name="T61">aussi les plateformes qu’on a citées </text:span><text:span text:style-name="T68">pour gérer le </text:span><text:span text:style-name="T70">cloud, </text:span><text:span text:style-name="T71">mais aussi les systèmes comme </text:span><text:span text:style-name="T72">Docker</text:span><text:span text:style-name="T71"> et </text:span><text:span text:style-name="T72">Kubernetes</text:span><text:span text:style-name="T71"> qui permettent de rassembler les composants d’une application</text:span><text:span text:style-name="T68">. </text:span></text:p>
      <text:p text:style-name="P24"><text:span text:style-name="T64">Ces outils sont indispensables</text:span></text:p>
      <text:list text:style-name="L6">
        <text:list-item>
          <text:p text:style-name="P25">Environnement de travail</text:p>
        </text:list-item>
      </text:list>
      <text:p text:style-name="P26"><text:span text:style-name="T73">En ce qui concerne l’environnement de travail, l</text:span>e <text:span text:style-name="T73">dev ops</text:span> travaille dans un environnement collaboratif, souvent en <text:span text:style-name="T32">open space</text:span> ou <text:span text:style-name="T32">à</text:span> <text:span text:style-name="T32">distance</text:span>, avec des horaires flexibles. <text:span text:style-name="T74">Et s</text:span>elon <text:span text:style-name="T73">notre professionnel</text:span>, il y a <text:span text:style-name="T75">plus ou </text:span><text:span text:style-name="T32">moins de pression</text:span> sur les délais <text:span text:style-name="T73">pour le dev ops,</text:span> comparé aux développeurs . <text:span text:style-name="T76">Par exemple,</text:span> il faut parfois rester en cas d’urgence si un client demande <text:span text:style-name="T77">expressément de rester pour avancer une commande</text:span>. <text:span text:style-name="T73">Mais cela dépend principalement de l’entreprise.</text:span></text:p>
      <text:p text:style-name="P27">PARTIE II</text:p>
      <text:list text:style-name="L7">
        <text:list-item>
          <text:p text:style-name="P28">Recrutement</text:p>
        </text:list-item>
      </text:list>
      <text:p text:style-name="P29">Pour devenir <text:span text:style-name="T78">dev ops</text:span>, il n’y a pas de parcours unique. Par exemple, notre interviewé a commencé par un bac scientifique, puis des études de biologie, avant de se reconvertir grâce à une formation informatique en ligne. Cela montre que des profils très variés peuvent réussir dans ce métier. </text:p>
      <text:p text:style-name="P30"><text:span text:style-name="T79">Et l</text:span>es entreprises cherchent surtout des personnes capables de s’adapter et d’apprendre rapidement, car les outils évoluent constamment. </text:p>
      <text:p text:style-name="P30"/>
      <text:list text:continue-numbering="true" text:style-name="L7">
        <text:list-item>
          <text:p text:style-name="P31">Formation à suivre</text:p>
        </text:list-item>
      </text:list>
      <text:p text:style-name="P32">Pour <text:span text:style-name="T80">les mot</text:span><text:span text:style-name="T81">i</text:span><text:span text:style-name="T80">vés qui veulent se former</text:span>, <text:span text:style-name="T80">il existe</text:span> plusieurs options : écoles d’ingénieurs, formations en ligne, ou des certifications comme AWS ou Docker. Le métier étant <text:span text:style-name="T82">assez</text:span> récent, il est possible d’y arriver avec un parcours autodidacte <text:span text:style-name="T83">et en étant motivé et rigoureux</text:span>. </text:p>
      <text:p text:style-name="P32"><text:tab/></text:p>
      <text:list text:continue-numbering="true" text:style-name="L7">
        <text:list-item>
          <text:p text:style-name="P31">Evolution de carrière</text:p>
        </text:list-item>
      </text:list>
      <text:p text:style-name="P32">Avec de l’expérience, un <text:span text:style-name="T84">dev ops</text:span> peut évoluer vers des postes d’architecte, où il conçoit des projets de A à Z, ou de chef de projet, avec <text:span text:style-name="T85">des bonnes bases en management</text:span>. </text:p>
      <text:p text:style-name="P32"/>
      <text:list text:continue-numbering="true" text:style-name="L7">
        <text:list-item>
          <text:p text:style-name="P31">Atouts et faiblesses</text:p>
        </text:list-item>
      </text:list>
      <text:p text:style-name="P32">Le métier est <text:span text:style-name="T86">très </text:span>attractif grâce à sa polyvalence et ses nombreuses opportunités. <text:span text:style-name="T87">Mais</text:span>, il peut être <text:span text:style-name="T87">assez</text:span> exigeant, notamment pour les débutants qui doivent rapidement s’adapter aux outils et éviter des erreurs courantes, comme le manque de rigueur ou de fermeté dans les décisions.</text:p>
      <text:p text:style-name="P32"><text:soft-page-break/></text:p>
      <text:p text:style-name="P27">PARTIE III</text:p>
      <text:list text:style-name="L8">
        <text:list-item>
          <text:p text:style-name="P33">Etude du secteur : nb d'offres , types de contrat , salaires</text:p>
        </text:list-item>
      </text:list>
      <text:p text:style-name="P34"><text:span text:style-name="T88">En ce qui concerne les offres de ce métier, il faut savoir que </text:span><text:span text:style-name="T89">c’</text:span><text:span text:style-name="T90">est un métier</text:span> en pleine expansion. En France, les offres pour les postes de <text:span text:style-name="T91">dev ops</text:span> ont augmenté de manière exponentielle ces dernières années, avec une majorité de contrats en CDI. <text:span text:style-name="T92">Par rapport aux</text:span> salaires, <text:span text:style-name="T93">déjà ça dépend de</text:span> l’expérience et <text:span text:style-name="T94">de </text:span>l’entreprise. <text:span text:style-name="T95">Puis</text:span><text:span text:style-name="T96"> ça </text:span><text:span text:style-name="T95">peut varier</text:span><text:span text:style-name="T96"> </text:span>entre 28 000 et 40 000 euros brut pour un junior, et plus pour les seniors. </text:p>
      <text:p text:style-name="P34"/>
      <text:list text:continue-numbering="true" text:style-name="L8">
        <text:list-item>
          <text:p text:style-name="P33">Marché de l'emploi national</text:p>
        </text:list-item>
      </text:list>
      <text:p text:style-name="P35"><text:span text:style-name="T97">En France, le métier est particulièrement recherché dans les grandes villes comme Paris, Lyon, et Toulouse. </text:span><text:span text:style-name="T98">Il faut noter que l</text:span>e télétravail permet aussi de travailler pour des entreprises étrangères tout en restant en France, ce qui est un atout majeur.</text:p>
      <text:p text:style-name="P35"/>
      <text:list text:continue-numbering="true" text:style-name="L8">
        <text:list-item>
          <text:p text:style-name="P33">Marché de l'emploi international</text:p>
        </text:list-item>
      </text:list>
      <text:p text:style-name="P36">À l’international, les opportunités sont encore plus nombreuses, surtout dans les pays anglo<text:span text:style-name="T99">phones</text:span> où <text:span text:style-name="T100">ce métier est</text:span> <text:span text:style-name="T100">bien plus</text:span> développé.</text:p>
      <text:p text:style-name="P37"/>
      <text:p text:style-name="P38"><text:line-break/><text:span text:style-name="T101">Conclusion</text:span></text:p>
      <text:p text:style-name="P39">Pour conclure, le métier de dev ops est essentiel dans le monde numérique. Il allie technique, organisation, et collaboration, et offre des perspectives de carrière riches et variées.</text:p>
      <text:p text:style-name="P40"><text:span text:style-name="T102">Donc, q</text:span>ue vous soyez en reconversion ou <text:span text:style-name="T103">juste</text:span> curieux, ce métier <text:span text:style-name="T104">reste</text:span> accessible avec les bonnes formations et beaucoup de motivation. </text:p>
      <text:p text:style-name="P40">Merci de votre attention, nous sommes maintenant ouverts à vos questio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2T16:15:05.405000000</meta:creation-date>
    <dc:date>2024-11-23T18:40:56.059000000</dc:date>
    <meta:editing-duration>PT10H19M47S</meta:editing-duration>
    <meta:editing-cycles>152</meta:editing-cycles>
    <meta:generator>LibreOffice/24.8.3.1$Windows_X86_64 LibreOffice_project/65412f067af443213e726c93f137ccc85c9a1e06</meta:generator>
    <meta:document-statistic meta:table-count="0" meta:image-count="0" meta:object-count="0" meta:page-count="3" meta:paragraph-count="47" meta:word-count="1090" meta:character-count="6626" meta:non-whitespace-character-count="5583"/>
  </office:meta>
</office:document-meta>
</file>